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Spacing" style:master-page-name="MP0" style:family="paragraph">
      <style:paragraph-properties fo:break-before="page"/>
      <style:text-properties style:font-name="Arial" style:font-name-complex="Arial" fo:language="en" fo:country="US" style:language-asian="sv" style:country-asian="SE"/>
    </style:style>
    <style:style style:name="P2" style:parent-style-name="NoSpacing" style:family="paragraph">
      <style:text-properties style:font-name="Arial" style:font-name-complex="Arial" fo:language="en" fo:country="US" style:language-asian="sv" style:country-asian="SE"/>
    </style:style>
    <style:style style:name="P3" style:parent-style-name="NoSpacing" style:family="paragraph">
      <style:text-properties style:font-name="Arial" style:font-name-complex="Arial" fo:language="en" fo:country="US" style:language-asian="sv" style:country-asian="SE"/>
    </style:style>
    <style:style style:name="P4" style:parent-style-name="NoSpacing" style:family="paragraph">
      <style:text-properties style:font-name="Arial" style:font-name-complex="Arial" fo:language="en" fo:country="US" style:language-asian="sv" style:country-asian="SE"/>
    </style:style>
    <style:style style:name="P5" style:parent-style-name="NoSpacing" style:family="paragraph">
      <style:text-properties style:font-name="Arial" style:font-name-complex="Arial" fo:language="en" fo:country="US" style:language-asian="sv" style:country-asian="SE"/>
    </style:style>
    <style:style style:name="TableColumn7" style:family="table-column">
      <style:table-column-properties style:column-width="2.0111in"/>
    </style:style>
    <style:style style:name="TableColumn8" style:family="table-column">
      <style:table-column-properties style:column-width="1.1465in"/>
    </style:style>
    <style:style style:name="TableColumn9" style:family="table-column">
      <style:table-column-properties style:column-width="3.209in"/>
    </style:style>
    <style:style style:name="Table6" style:family="table">
      <style:table-properties style:width="6.3666in" fo:margin-left="0in" table:align="left"/>
    </style:style>
    <style:style style:name="TableRow10" style:family="table-row">
      <style:table-row-properties/>
    </style:style>
    <style:style style:name="TableCell11" style:family="table-cell">
      <style:table-cell-properties fo:border="0.0138in solid #AAAAAA" fo:background-color="#F2F2F2" style:vertical-align="middle" fo:padding-top="0.0333in" fo:padding-left="0.0333in" fo:padding-bottom="0.0333in" fo:padding-right="0.0333in"/>
    </style:style>
    <style:style style:name="P12" style:parent-style-name="Normal" style:family="paragraph">
      <style:paragraph-properties fo:text-align="center" fo:margin-top="0.1666in" fo:margin-bottom="0.1666in" style:line-height-at-least="0.2465in"/>
      <style:text-properties style:font-name="Arial" style:font-name-asian="Times New Roman" style:font-name-complex="Arial" fo:font-weight="bold" style:font-weight-asian="bold" style:font-weight-complex="bold" fo:color="#000000" fo:font-size="12pt" style:font-size-asian="12pt" style:font-size-complex="12pt" style:language-asian="sv" style:country-asian="SE"/>
    </style:style>
    <style:style style:name="TableCell13" style:family="table-cell">
      <style:table-cell-properties fo:border="0.0138in solid #AAAAAA" fo:background-color="#F2F2F2" style:vertical-align="middle" fo:padding-top="0.0333in" fo:padding-left="0.0333in" fo:padding-bottom="0.0333in" fo:padding-right="0.0333in"/>
    </style:style>
    <style:style style:name="P14" style:parent-style-name="Normal" style:family="paragraph">
      <style:paragraph-properties fo:text-align="center" fo:margin-top="0.1666in" fo:margin-bottom="0.1666in" style:line-height-at-least="0.2465in"/>
      <style:text-properties style:font-name="Arial" style:font-name-asian="Times New Roman" style:font-name-complex="Arial" fo:font-weight="bold" style:font-weight-asian="bold" style:font-weight-complex="bold" fo:color="#000000" fo:font-size="12pt" style:font-size-asian="12pt" style:font-size-complex="12pt" style:language-asian="sv" style:country-asian="SE"/>
    </style:style>
    <style:style style:name="TableCell15" style:family="table-cell">
      <style:table-cell-properties fo:border="0.0138in solid #AAAAAA" fo:background-color="#F2F2F2" style:vertical-align="middle" fo:padding-top="0.0333in" fo:padding-left="0.0333in" fo:padding-bottom="0.0333in" fo:padding-right="0.0333in"/>
    </style:style>
    <style:style style:name="P16" style:parent-style-name="Normal" style:family="paragraph">
      <style:paragraph-properties fo:text-align="center" fo:margin-top="0.1666in" fo:margin-bottom="0.1666in" style:line-height-at-least="0.2465in"/>
      <style:text-properties style:font-name="Arial" style:font-name-asian="Times New Roman" style:font-name-complex="Arial" fo:font-weight="bold" style:font-weight-asian="bold" style:font-weight-complex="bold" fo:color="#000000" fo:font-size="12pt" style:font-size-asian="12pt" style:font-size-complex="12pt" style:language-asian="sv" style:country-asian="SE"/>
    </style:style>
    <style:style style:name="TableRow17" style:family="table-row">
      <style:table-row-properties/>
    </style:style>
    <style:style style:name="TableCell18" style:family="table-cell">
      <style:table-cell-properties fo:border="0.0138in solid #AAAAAA" fo:background-color="#F9F9F9" style:vertical-align="middle" fo:padding-top="0.0333in" fo:padding-left="0.0333in" fo:padding-bottom="0.0333in" fo:padding-right="0.0333in"/>
    </style:style>
    <style:style style:name="P19"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20" style:family="table-cell">
      <style:table-cell-properties fo:border="0.0138in solid #AAAAAA" fo:background-color="#F9F9F9" style:vertical-align="middle" fo:padding-top="0.0333in" fo:padding-left="0.0333in" fo:padding-bottom="0.0333in" fo:padding-right="0.0333in"/>
    </style:style>
    <style:style style:name="P21"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22" style:family="table-cell">
      <style:table-cell-properties fo:border="0.0138in solid #AAAAAA" fo:background-color="#F9F9F9" style:vertical-align="middle" fo:padding-top="0.0333in" fo:padding-left="0.0333in" fo:padding-bottom="0.0333in" fo:padding-right="0.0333in"/>
    </style:style>
    <style:style style:name="P23"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Row24" style:family="table-row">
      <style:table-row-properties/>
    </style:style>
    <style:style style:name="TableCell25" style:family="table-cell">
      <style:table-cell-properties fo:border="0.0138in solid #AAAAAA" fo:background-color="#F9F9F9" style:vertical-align="middle" fo:padding-top="0.0333in" fo:padding-left="0.0333in" fo:padding-bottom="0.0333in" fo:padding-right="0.0333in"/>
    </style:style>
    <style:style style:name="P26"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27" style:family="table-cell">
      <style:table-cell-properties fo:border="0.0138in solid #AAAAAA" fo:background-color="#F9F9F9" style:vertical-align="middle" fo:padding-top="0.0333in" fo:padding-left="0.0333in" fo:padding-bottom="0.0333in" fo:padding-right="0.0333in"/>
    </style:style>
    <style:style style:name="P28"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29" style:family="table-cell">
      <style:table-cell-properties fo:border="0.0138in solid #AAAAAA" fo:background-color="#F9F9F9" style:vertical-align="middle" fo:padding-top="0.0333in" fo:padding-left="0.0333in" fo:padding-bottom="0.0333in" fo:padding-right="0.0333in"/>
    </style:style>
    <style:style style:name="P30" style:parent-style-name="Normal" style:family="paragraph">
      <style:paragraph-properties fo:margin-top="0.1666in" fo:margin-bottom="0.1666in" style:line-height-at-least="0.2465in"/>
    </style:style>
    <style:style style:name="T31" style:parent-style-name="DefaultParagraphFont" style:family="text">
      <style:text-properties style:font-name="Arial" style:font-name-asian="Times New Roman" style:font-name-complex="Arial" fo:color="#000000" fo:font-size="12pt" style:font-size-asian="12pt" style:font-size-complex="12pt" fo:language="en" fo:country="US" style:language-asian="sv" style:country-asian="SE"/>
    </style:style>
    <style:style style:name="T32" style:parent-style-name="DefaultParagraphFont" style:family="text">
      <style:text-properties style:font-name="Arial" style:font-name-asian="Times New Roman" style:font-name-complex="Arial" fo:font-size="12pt" style:font-size-asian="12pt" style:font-size-complex="12pt" fo:language="en" fo:country="US" style:language-asian="sv" style:country-asian="SE"/>
    </style:style>
    <style:style style:name="T33" style:parent-style-name="DefaultParagraphFont" style:family="text">
      <style:text-properties style:font-name="Arial" style:font-name-asian="Times New Roman" style:font-name-complex="Arial" fo:color="#000000" fo:font-size="12pt" style:font-size-asian="12pt" style:font-size-complex="12pt" fo:language="en" fo:country="US" style:language-asian="sv" style:country-asian="SE"/>
    </style:style>
    <style:style style:name="TableRow34" style:family="table-row">
      <style:table-row-properties/>
    </style:style>
    <style:style style:name="TableCell35" style:family="table-cell">
      <style:table-cell-properties fo:border="0.0138in solid #AAAAAA" fo:background-color="#F9F9F9" style:vertical-align="middle" fo:padding-top="0.0333in" fo:padding-left="0.0333in" fo:padding-bottom="0.0333in" fo:padding-right="0.0333in"/>
    </style:style>
    <style:style style:name="P36"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37" style:family="table-cell">
      <style:table-cell-properties fo:border="0.0138in solid #AAAAAA" fo:background-color="#F9F9F9" style:vertical-align="middle" fo:padding-top="0.0333in" fo:padding-left="0.0333in" fo:padding-bottom="0.0333in" fo:padding-right="0.0333in"/>
    </style:style>
    <style:style style:name="P38"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39" style:family="table-cell">
      <style:table-cell-properties fo:border="0.0138in solid #AAAAAA" fo:background-color="#F9F9F9" style:vertical-align="middle" fo:padding-top="0.0333in" fo:padding-left="0.0333in" fo:padding-bottom="0.0333in" fo:padding-right="0.0333in"/>
    </style:style>
    <style:style style:name="P40"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fo:language="en" fo:country="US" style:language-asian="sv" style:country-asian="SE"/>
    </style:style>
    <style:style style:name="TableRow41" style:family="table-row">
      <style:table-row-properties/>
    </style:style>
    <style:style style:name="TableCell42" style:family="table-cell">
      <style:table-cell-properties fo:border="0.0138in solid #AAAAAA" fo:background-color="#F9F9F9" style:vertical-align="middle" fo:padding-top="0.0333in" fo:padding-left="0.0333in" fo:padding-bottom="0.0333in" fo:padding-right="0.0333in"/>
    </style:style>
    <style:style style:name="P43"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44" style:family="table-cell">
      <style:table-cell-properties fo:border="0.0138in solid #AAAAAA" fo:background-color="#F9F9F9" style:vertical-align="middle" fo:padding-top="0.0333in" fo:padding-left="0.0333in" fo:padding-bottom="0.0333in" fo:padding-right="0.0333in"/>
    </style:style>
    <style:style style:name="P45"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46" style:family="table-cell">
      <style:table-cell-properties fo:border="0.0138in solid #AAAAAA" fo:background-color="#F9F9F9" style:vertical-align="middle" fo:padding-top="0.0333in" fo:padding-left="0.0333in" fo:padding-bottom="0.0333in" fo:padding-right="0.0333in"/>
    </style:style>
    <style:style style:name="P47"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fo:language="en" fo:country="US" style:language-asian="sv" style:country-asian="SE"/>
    </style:style>
    <style:style style:name="TableRow48" style:family="table-row">
      <style:table-row-properties/>
    </style:style>
    <style:style style:name="TableCell49" style:family="table-cell">
      <style:table-cell-properties fo:border="0.0138in solid #AAAAAA" fo:background-color="#F9F9F9" style:vertical-align="middle" fo:padding-top="0.0333in" fo:padding-left="0.0333in" fo:padding-bottom="0.0333in" fo:padding-right="0.0333in"/>
    </style:style>
    <style:style style:name="P50"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51" style:family="table-cell">
      <style:table-cell-properties fo:border="0.0138in solid #AAAAAA" fo:background-color="#F9F9F9" style:vertical-align="middle" fo:padding-top="0.0333in" fo:padding-left="0.0333in" fo:padding-bottom="0.0333in" fo:padding-right="0.0333in"/>
    </style:style>
    <style:style style:name="P52"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53" style:family="table-cell">
      <style:table-cell-properties fo:border="0.0138in solid #AAAAAA" fo:background-color="#F9F9F9" style:vertical-align="middle" fo:padding-top="0.0333in" fo:padding-left="0.0333in" fo:padding-bottom="0.0333in" fo:padding-right="0.0333in"/>
    </style:style>
    <style:style style:name="P54"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fo:language="en" fo:country="US" style:language-asian="sv" style:country-asian="SE"/>
    </style:style>
    <style:style style:name="TableRow55" style:family="table-row">
      <style:table-row-properties/>
    </style:style>
    <style:style style:name="TableCell56" style:family="table-cell">
      <style:table-cell-properties fo:border="0.0138in solid #AAAAAA" fo:background-color="#F9F9F9" style:vertical-align="middle" fo:padding-top="0.0333in" fo:padding-left="0.0333in" fo:padding-bottom="0.0333in" fo:padding-right="0.0333in"/>
    </style:style>
    <style:style style:name="P57"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58" style:family="table-cell">
      <style:table-cell-properties fo:border="0.0138in solid #AAAAAA" fo:background-color="#F9F9F9" style:vertical-align="middle" fo:padding-top="0.0333in" fo:padding-left="0.0333in" fo:padding-bottom="0.0333in" fo:padding-right="0.0333in"/>
    </style:style>
    <style:style style:name="P59"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60" style:family="table-cell">
      <style:table-cell-properties fo:border="0.0138in solid #AAAAAA" fo:background-color="#F9F9F9" style:vertical-align="middle" fo:padding-top="0.0333in" fo:padding-left="0.0333in" fo:padding-bottom="0.0333in" fo:padding-right="0.0333in"/>
    </style:style>
    <style:style style:name="P61"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fo:language="en" fo:country="US" style:language-asian="sv" style:country-asian="SE"/>
    </style:style>
    <style:style style:name="TableRow62" style:family="table-row">
      <style:table-row-properties/>
    </style:style>
    <style:style style:name="TableCell63" style:family="table-cell">
      <style:table-cell-properties fo:border="0.0138in solid #AAAAAA" fo:background-color="#F9F9F9" style:vertical-align="middle" fo:padding-top="0.0333in" fo:padding-left="0.0333in" fo:padding-bottom="0.0333in" fo:padding-right="0.0333in"/>
    </style:style>
    <style:style style:name="P64" style:parent-style-name="Normal" style:family="paragraph">
      <style:paragraph-properties fo:margin-top="0.1666in" fo:margin-bottom="0.1666in" style:line-height-at-least="0.2465in"/>
    </style:style>
    <style:style style:name="T65" style:parent-style-name="DefaultParagraphFont" style:family="text">
      <style:text-properties style:font-name="Arial" style:font-name-asian="Times New Roman" style:font-name-complex="Arial" fo:font-size="12pt" style:font-size-asian="12pt" style:font-size-complex="12pt" style:text-underline-type="single" style:text-underline-style="solid" style:text-underline-width="auto" style:text-underline-mode="continuous" style:language-asian="sv" style:country-asian="SE"/>
    </style:style>
    <style:style style:name="TableCell66" style:family="table-cell">
      <style:table-cell-properties fo:border="0.0138in solid #AAAAAA" fo:background-color="#F9F9F9" style:vertical-align="middle" fo:padding-top="0.0333in" fo:padding-left="0.0333in" fo:padding-bottom="0.0333in" fo:padding-right="0.0333in"/>
    </style:style>
    <style:style style:name="P67"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68" style:family="table-cell">
      <style:table-cell-properties fo:border="0.0138in solid #AAAAAA" fo:background-color="#F9F9F9" style:vertical-align="middle" fo:padding-top="0.0333in" fo:padding-left="0.0333in" fo:padding-bottom="0.0333in" fo:padding-right="0.0333in"/>
    </style:style>
    <style:style style:name="P69"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fo:language="en" fo:country="US" style:language-asian="sv" style:country-asian="SE"/>
    </style:style>
    <style:style style:name="TableRow70" style:family="table-row">
      <style:table-row-properties/>
    </style:style>
    <style:style style:name="TableCell71" style:family="table-cell">
      <style:table-cell-properties fo:border="0.0138in solid #AAAAAA" fo:background-color="#F9F9F9" style:vertical-align="middle" fo:padding-top="0.0333in" fo:padding-left="0.0333in" fo:padding-bottom="0.0333in" fo:padding-right="0.0333in"/>
    </style:style>
    <style:style style:name="P72" style:parent-style-name="Normal" style:family="paragraph">
      <style:paragraph-properties fo:margin-top="0.1666in" fo:margin-bottom="0.1666in" style:line-height-at-least="0.2465in"/>
    </style:style>
    <style:style style:name="T73" style:parent-style-name="DefaultParagraphFont" style:family="text">
      <style:text-properties style:font-name="Arial" style:font-name-asian="Times New Roman" style:font-name-complex="Arial" fo:color="#000000" fo:font-size="12pt" style:font-size-asian="12pt" style:font-size-complex="12pt" style:language-asian="sv" style:country-asian="SE"/>
    </style:style>
    <style:style style:name="T74" style:parent-style-name="DefaultParagraphFont" style:family="text">
      <style:text-properties style:font-name="Arial" style:font-name-asian="Times New Roman" style:font-name-complex="Arial" fo:font-size="12pt" style:font-size-asian="12pt" style:font-size-complex="12pt" style:text-underline-type="single" style:text-underline-style="solid" style:text-underline-width="auto" style:text-underline-mode="continuous" style:language-asian="sv" style:country-asian="SE"/>
    </style:style>
    <style:style style:name="T75" style:parent-style-name="DefaultParagraphFont" style:family="text">
      <style:text-properties style:font-name="Arial" style:font-name-asian="Times New Roman" style:font-name-complex="Arial" fo:color="#000000" fo:font-size="12pt" style:font-size-asian="12pt" style:font-size-complex="12pt" style:language-asian="sv" style:country-asian="SE"/>
    </style:style>
    <style:style style:name="TableCell76" style:family="table-cell">
      <style:table-cell-properties fo:border="0.0138in solid #AAAAAA" fo:background-color="#F9F9F9" style:vertical-align="middle" fo:padding-top="0.0333in" fo:padding-left="0.0333in" fo:padding-bottom="0.0333in" fo:padding-right="0.0333in"/>
    </style:style>
    <style:style style:name="P77"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78" style:family="table-cell">
      <style:table-cell-properties fo:border="0.0138in solid #AAAAAA" fo:background-color="#F9F9F9" style:vertical-align="middle" fo:padding-top="0.0333in" fo:padding-left="0.0333in" fo:padding-bottom="0.0333in" fo:padding-right="0.0333in"/>
    </style:style>
    <style:style style:name="P79"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fo:language="en" fo:country="US" style:language-asian="sv" style:country-asian="SE"/>
    </style:style>
    <style:style style:name="P80" style:parent-style-name="Normal" style:family="paragraph">
      <style:text-properties style:font-name="Arial" style:font-name-complex="Arial" fo:language="en" fo:country="US"/>
    </style:style>
    <style:style style:name="P81" style:parent-style-name="Normal" style:family="paragraph">
      <style:paragraph-properties fo:break-before="page"/>
      <style:text-properties style:font-name="Arial" style:font-name-complex="Arial" fo:language="en" fo:country="US"/>
    </style:style>
    <style:style style:name="P82" style:parent-style-name="Heading2" style:family="paragraph">
      <style:paragraph-properties fo:margin-top="0in" fo:margin-bottom="0.1in" style:line-height-at-least="0.2465in" fo:background-color="#FFFFFF"/>
    </style:style>
    <style:style style:name="T83" style:parent-style-name="mw-headline" style:family="text">
      <style:text-properties style:font-name="Arial" style:font-name-complex="Arial" fo:font-weight="normal" style:font-weight-asian="normal" style:font-weight-complex="normal" fo:color="#000000" fo:language="en" fo:country="US"/>
    </style:style>
    <style:style style:name="P84" style:parent-style-name="NormalWeb" style:family="paragraph">
      <style:paragraph-properties fo:margin-top="0.0666in" fo:margin-bottom="0.0833in" style:line-height-at-least="0.2465in" fo:background-color="#FFFFFF"/>
      <style:text-properties style:font-name="Arial" style:font-name-complex="Arial" fo:color="#000000" fo:language="en" fo:country="US"/>
    </style:style>
    <style:style style:name="P85" style:parent-style-name="Heading2" style:family="paragraph">
      <style:paragraph-properties fo:margin-top="0in" fo:margin-bottom="0.1in" style:line-height-at-least="0.2465in" fo:background-color="#FFFFFF"/>
      <style:text-properties style:font-name="Arial" style:font-name-complex="Arial" fo:language="en" fo:country="US"/>
    </style:style>
    <style:style style:name="P86" style:parent-style-name="Heading2" style:family="paragraph">
      <style:paragraph-properties fo:margin-top="0in" fo:margin-bottom="0.1in" style:line-height-at-least="0.2465in" fo:background-color="#FFFFFF"/>
    </style:style>
    <style:style style:name="T87" style:parent-style-name="mw-headline" style:family="text">
      <style:text-properties style:font-name="Arial" style:font-name-complex="Arial" fo:font-weight="normal" style:font-weight-asian="normal" style:font-weight-complex="normal" fo:color="#000000" fo:language="en" fo:country="US"/>
    </style:style>
    <style:style style:name="P88" style:parent-style-name="NormalWeb" style:family="paragraph">
      <style:paragraph-properties fo:margin-top="0.0666in" fo:margin-bottom="0.0833in" style:line-height-at-least="0.2465in" fo:background-color="#FFFFFF"/>
      <style:text-properties style:font-name="Arial" style:font-name-complex="Arial" fo:color="#000000" fo:language="en" fo:country="US"/>
    </style:style>
    <style:style style:name="P89" style:parent-style-name="NormalWeb" style:family="paragraph">
      <style:paragraph-properties fo:margin-top="0.0666in" fo:margin-bottom="0.0833in" style:line-height-at-least="0.2465in" fo:background-color="#FFFFFF"/>
      <style:text-properties style:font-name="Arial" style:font-name-complex="Arial" fo:color="#000000" fo:language="en" fo:country="US"/>
    </style:style>
    <style:style style:name="P90" style:parent-style-name="NormalWeb" style:family="paragraph">
      <style:paragraph-properties fo:margin-top="0.0666in" fo:margin-bottom="0.0833in" style:line-height-at-least="0.2465in" fo:background-color="#FFFFFF"/>
    </style:style>
    <style:style style:name="T91" style:parent-style-name="DefaultParagraphFont" style:family="text">
      <style:text-properties style:font-name="Arial" style:font-name-complex="Arial" fo:color="#000000" fo:language="en" fo:country="US"/>
    </style:style>
    <style:style style:name="T92" style:parent-style-name="apple-converted-space" style:family="text">
      <style:text-properties style:font-name="Arial" style:font-name-complex="Arial" fo:color="#000000" fo:language="en" fo:country="US"/>
    </style:style>
    <style:style style:name="T93" style:parent-style-name="DefaultParagraphFont" style:family="text">
      <style:text-properties style:font-name="Arial" style:font-name-complex="Arial" fo:color="#000000" fo:language="en" fo:country="US"/>
    </style:style>
    <style:style style:name="T94" style:parent-style-name="DefaultParagraphFont" style:family="text">
      <style:text-properties style:font-name="Arial" style:font-name-complex="Arial" fo:color="#000000" fo:language="en" fo:country="US"/>
    </style:style>
    <style:style style:name="T95" style:parent-style-name="apple-converted-space" style:family="text">
      <style:text-properties style:font-name="Arial" style:font-name-complex="Arial" fo:color="#000000" fo:language="en" fo:country="US"/>
    </style:style>
    <style:style style:name="T96" style:parent-style-name="DefaultParagraphFont" style:family="text">
      <style:text-properties style:font-name="Arial" style:font-name-complex="Arial" fo:color="#000000" fo:language="en" fo:country="US"/>
    </style:style>
    <style:style style:name="P97" style:parent-style-name="Normal" style:family="paragraph">
      <style:text-properties style:font-name="Arial" style:font-name-complex="Arial" fo:language="en" fo:country="US"/>
    </style:style>
    <style:style style:name="P98" style:parent-style-name="Heading2" style:family="paragraph">
      <style:paragraph-properties fo:margin-top="0in" fo:margin-bottom="0.1in" style:line-height-at-least="0.2465in" fo:background-color="#FFFFFF"/>
    </style:style>
    <style:style style:name="T99" style:parent-style-name="mw-headline" style:family="text">
      <style:text-properties style:font-name="Arial" style:font-name-complex="Arial" fo:font-weight="normal" style:font-weight-asian="normal" style:font-weight-complex="normal" fo:color="#000000" fo:language="en" fo:country="US"/>
    </style:style>
    <style:style style:name="P100" style:parent-style-name="NormalWeb" style:family="paragraph">
      <style:paragraph-properties style:line-height-at-least="0.2208in"/>
      <style:text-properties style:font-name="Arial" style:font-name-complex="Arial" fo:color="#000000" fo:font-size="11pt" style:font-size-asian="11pt" style:font-size-complex="11pt" fo:language="en" fo:country="US"/>
    </style:style>
    <style:style style:name="P101" style:parent-style-name="NormalWeb" style:family="paragraph">
      <style:paragraph-properties style:line-height-at-least="0.2208in"/>
      <style:text-properties style:font-name="Arial" style:font-name-complex="Arial" fo:color="#000000" fo:font-size="11pt" style:font-size-asian="11pt" style:font-size-complex="11pt" fo:language="en" fo:country="US"/>
    </style:style>
    <style:style style:name="P102" style:parent-style-name="NormalWeb" style:family="paragraph">
      <style:paragraph-properties style:line-height-at-least="0.2208in"/>
      <style:text-properties style:font-name="Arial" style:font-name-complex="Arial" fo:color="#000000" fo:font-size="11pt" style:font-size-asian="11pt" style:font-size-complex="11pt" fo:language="en" fo:country="US"/>
    </style:style>
    <style:style style:name="P103" style:parent-style-name="Normal" style:family="paragraph">
      <style:paragraph-properties fo:break-before="page"/>
      <style:text-properties style:font-name="Arial" style:font-name-complex="Arial" fo:language="en" fo:country="US"/>
    </style:style>
    <style:style style:name="P104" style:parent-style-name="Heading2" style:family="paragraph">
      <style:paragraph-properties fo:margin-top="0in" fo:margin-bottom="0.1in" style:line-height-at-least="0.2465in" fo:background-color="#FFFFFF"/>
    </style:style>
    <style:style style:name="T105" style:parent-style-name="mw-headline" style:family="text">
      <style:text-properties style:font-name="Arial" style:font-name-complex="Arial" fo:font-weight="normal" style:font-weight-asian="normal" style:font-weight-complex="normal" fo:color="#000000" fo:language="en" fo:country="US"/>
    </style:style>
    <style:style style:name="P106" style:parent-style-name="Normal" style:family="paragraph">
      <style:paragraph-properties fo:margin-top="0.0694in" fo:margin-bottom="0.0694in" style:line-height-at-least="0.2208in"/>
    </style:style>
    <style:style style:name="T107" style:parent-style-name="DefaultParagraphFont" style:family="text">
      <style:text-properties style:font-name="Arial" style:font-name-asian="Times New Roman" style:font-name-complex="Arial" fo:color="#000000" fo:language="en" fo:country="US" style:language-asian="sv" style:country-asian="SE"/>
    </style:style>
    <style:style style:name="T108" style:parent-style-name="DefaultParagraphFont" style:family="text">
      <style:text-properties style:font-name="Arial" style:font-name-asian="Times New Roman" style:font-name-complex="Arial" fo:color="#000000" fo:language="en" fo:country="US" style:language-asian="sv" style:country-asian="SE"/>
    </style:style>
    <style:style style:name="T109" style:parent-style-name="DefaultParagraphFont" style:family="text">
      <style:text-properties style:font-name="Arial" style:font-name-asian="Times New Roman" style:font-name-complex="Arial" fo:color="#000000" fo:language="en" fo:country="US" style:language-asian="sv" style:country-asian="SE"/>
    </style:style>
    <style:style style:name="T110" style:parent-style-name="DefaultParagraphFont" style:family="text">
      <style:text-properties style:font-name="Arial" style:font-name-complex="Arial" fo:color="#000000" fo:background-color="#FFFFFF" fo:language="en" fo:country="US"/>
    </style:style>
    <style:style style:name="T111" style:parent-style-name="DefaultParagraphFont" style:family="text">
      <style:text-properties style:font-name="Arial" style:font-name-complex="Arial" fo:color="#000000" fo:background-color="#FFFFFF" fo:language="en" fo:country="US"/>
    </style:style>
    <style:style style:name="T112" style:parent-style-name="DefaultParagraphFont" style:family="text">
      <style:text-properties style:font-name="Arial" style:font-name-complex="Arial" fo:color="#000000" fo:language="en" fo:country="US"/>
    </style:style>
    <style:style style:name="P113" style:parent-style-name="Heading2" style:family="paragraph">
      <style:paragraph-properties fo:margin-top="0in" fo:margin-bottom="0.1in" style:line-height-at-least="0.2465in" fo:background-color="#FFFFFF"/>
    </style:style>
    <style:style style:name="T114" style:parent-style-name="mw-headline" style:family="text">
      <style:text-properties style:font-name="Arial" style:font-name-complex="Arial" fo:font-weight="normal" style:font-weight-asian="normal" style:font-weight-complex="normal" fo:color="#000000" fo:language="en" fo:country="US"/>
    </style:style>
    <style:style style:name="P115" style:parent-style-name="Normal" style:family="paragraph">
      <style:paragraph-properties fo:margin-top="0.0694in" fo:margin-bottom="0.0694in" style:line-height-at-least="0.2208in"/>
      <style:text-properties style:font-name="Arial" style:font-name-asian="Times New Roman" style:font-name-complex="Arial" fo:color="#000000" fo:language="en" fo:country="US" style:language-asian="sv" style:country-asian="SE"/>
    </style:style>
    <style:style style:name="P116" style:parent-style-name="Normal" style:family="paragraph">
      <style:paragraph-properties fo:margin-top="0.0694in" fo:margin-bottom="0.0694in" style:line-height-at-least="0.2208in"/>
      <style:text-properties style:font-name="Arial" style:font-name-asian="Times New Roman" style:font-name-complex="Arial" fo:color="#000000" fo:language="en" fo:country="US" style:language-asian="sv" style:country-asian="SE"/>
    </style:style>
    <style:style style:name="T117" style:parent-style-name="DefaultParagraphFont" style:family="text">
      <style:text-properties style:font-name="Arial" style:font-name-complex="Arial" fo:font-weight="bold" style:font-weight-asian="bold" style:font-weight-complex="bold" fo:font-size="11pt" style:font-size-asian="11pt" style:font-size-complex="10pt" fo:language="en" fo:country="US"/>
    </style:style>
    <style:style style:name="T118" style:parent-style-name="DefaultParagraphFont" style:family="text">
      <style:text-properties style:font-name="Arial" style:font-name-complex="Arial" fo:font-size="11pt" style:font-size-asian="11pt" style:font-size-complex="10pt" fo:language="en" fo:country="US"/>
    </style:style>
    <style:style style:name="T119" style:parent-style-name="apple-converted-space" style:family="text">
      <style:text-properties style:font-name="Arial" style:font-name-complex="Arial" fo:font-size="11pt" style:font-size-asian="11pt" style:font-size-complex="10pt" fo:language="en" fo:country="US"/>
    </style:style>
    <style:style style:name="T120" style:parent-style-name="Hyperlink" style:family="text">
      <style:text-properties style:font-name="Arial" style:font-name-complex="Arial" fo:font-size="11pt" style:font-size-asian="11pt" style:font-size-complex="10pt" fo:language="en" fo:country="US"/>
    </style:style>
    <style:style style:name="T121" style:parent-style-name="DefaultParagraphFont" style:family="text">
      <style:text-properties style:font-name="Arial" style:font-name-complex="Arial" fo:font-size="11pt" style:font-size-asian="11pt" style:font-size-complex="10pt" fo:language="en" fo:country="US"/>
    </style:style>
    <style:style style:name="T122" style:parent-style-name="DefaultParagraphFont" style:family="text">
      <style:text-properties style:font-name="Arial" style:font-name-complex="Arial" fo:font-size="11pt" style:font-size-asian="11pt" style:font-size-complex="10pt" fo:language="en" fo:country="US"/>
    </style:style>
    <style:style style:name="T123" style:parent-style-name="apple-converted-space" style:family="text">
      <style:text-properties style:font-name="Arial" style:font-name-complex="Arial" fo:font-size="11pt" style:font-size-asian="11pt" style:font-size-complex="10pt" fo:language="en" fo:country="US"/>
    </style:style>
    <style:style style:name="T124" style:parent-style-name="Hyperlink" style:family="text">
      <style:text-properties style:font-name="Arial" style:font-name-complex="Arial" fo:font-size="11pt" style:font-size-asian="11pt" style:font-size-complex="10pt" fo:language="en" fo:country="US"/>
    </style:style>
    <style:style style:name="T125" style:parent-style-name="DefaultParagraphFont" style:family="text">
      <style:text-properties style:font-name="Arial" style:font-name-complex="Arial" fo:font-size="11pt" style:font-size-asian="11pt" style:font-size-complex="10pt" fo:language="en" fo:country="US"/>
    </style:style>
    <style:style style:name="P126" style:parent-style-name="NormalWeb" style:family="paragraph">
      <style:text-properties style:font-name="Arial" style:font-name-complex="Arial" fo:font-size="11pt" style:font-size-asian="11pt" style:font-size-complex="10pt" fo:language="en" fo:country="US"/>
    </style:style>
    <style:style style:name="T127" style:parent-style-name="DefaultParagraphFont" style:family="text">
      <style:text-properties style:font-name="Arial" style:font-name-complex="Arial" fo:font-weight="bold" style:font-weight-asian="bold" style:font-weight-complex="bold" fo:font-size="11pt" style:font-size-asian="11pt" style:font-size-complex="10pt" fo:language="en" fo:country="US"/>
    </style:style>
    <style:style style:name="T128" style:parent-style-name="DefaultParagraphFont" style:family="text">
      <style:text-properties style:font-name="Arial" style:font-name-complex="Arial" fo:font-style="italic" style:font-style-asian="italic" style:font-style-complex="italic" fo:font-size="11pt" style:font-size-asian="11pt" style:font-size-complex="10pt" fo:language="en" fo:country="US"/>
    </style:style>
    <style:style style:name="T129" style:parent-style-name="DefaultParagraphFont" style:family="text">
      <style:text-properties style:font-name="Arial" style:font-name-complex="Arial" fo:font-size="11pt" style:font-size-asian="11pt" style:font-size-complex="10pt" fo:language="en" fo:country="US"/>
    </style:style>
    <style:style style:name="T130" style:parent-style-name="DefaultParagraphFont" style:family="text">
      <style:text-properties style:font-name="Arial" style:font-name-complex="Arial" fo:font-style="italic" style:font-style-asian="italic" style:font-style-complex="italic" fo:font-size="11pt" style:font-size-asian="11pt" style:font-size-complex="10pt" fo:language="en" fo:country="US"/>
    </style:style>
    <style:style style:name="T131" style:parent-style-name="DefaultParagraphFont" style:family="text">
      <style:text-properties style:font-name="Arial" style:font-name-complex="Arial" fo:font-size="11pt" style:font-size-asian="11pt" style:font-size-complex="10pt" fo:language="en" fo:country="US"/>
    </style:style>
    <style:style style:name="T132" style:parent-style-name="apple-converted-space" style:family="text">
      <style:text-properties style:font-name="Arial" style:font-name-complex="Arial" fo:font-size="11pt" style:font-size-asian="11pt" style:font-size-complex="10pt" fo:language="en" fo:country="US"/>
    </style:style>
    <style:style style:name="T133" style:parent-style-name="Hyperlink" style:family="text">
      <style:text-properties style:font-name="Arial" style:font-name-complex="Arial" fo:font-size="11pt" style:font-size-asian="11pt" style:font-size-complex="10pt" fo:language="en" fo:country="US"/>
    </style:style>
    <style:style style:name="T134" style:parent-style-name="DefaultParagraphFont" style:family="text">
      <style:text-properties style:font-name="Arial" style:font-name-complex="Arial" fo:font-size="11pt" style:font-size-asian="11pt" style:font-size-complex="10pt" fo:language="en" fo:country="US"/>
    </style:style>
    <style:style style:name="T135" style:parent-style-name="apple-converted-space" style:family="text">
      <style:text-properties style:font-name="Arial" style:font-name-complex="Arial" fo:font-size="11pt" style:font-size-asian="11pt" style:font-size-complex="10pt" fo:language="en" fo:country="US"/>
    </style:style>
    <style:style style:name="T136" style:parent-style-name="Hyperlink" style:family="text">
      <style:text-properties style:font-name="Arial" style:font-name-complex="Arial" fo:font-size="11pt" style:font-size-asian="11pt" style:font-size-complex="10pt" fo:language="en" fo:country="US"/>
    </style:style>
    <style:style style:name="T137" style:parent-style-name="apple-converted-space" style:family="text">
      <style:text-properties style:font-name="Arial" style:font-name-complex="Arial" fo:font-size="11pt" style:font-size-asian="11pt" style:font-size-complex="10pt" fo:language="en" fo:country="US"/>
    </style:style>
    <style:style style:name="T138" style:parent-style-name="DefaultParagraphFont" style:family="text">
      <style:text-properties style:font-name="Arial" style:font-name-complex="Arial" fo:font-size="11pt" style:font-size-asian="11pt" style:font-size-complex="10pt" fo:language="en" fo:country="US"/>
    </style:style>
    <style:style style:name="P139" style:parent-style-name="NormalWeb" style:family="paragraph">
      <style:text-properties style:font-name="Arial" style:font-name-complex="Arial" fo:font-size="11pt" style:font-size-asian="11pt" style:font-size-complex="10pt" fo:language="en" fo:country="US"/>
    </style:style>
    <style:style style:name="T140" style:parent-style-name="DefaultParagraphFont" style:family="text">
      <style:text-properties style:font-name="Arial" style:font-name-complex="Arial" fo:font-style="italic" style:font-style-asian="italic" style:font-style-complex="italic" fo:font-size="11pt" style:font-size-asian="11pt" style:font-size-complex="10pt" fo:language="en" fo:country="US"/>
    </style:style>
    <style:style style:name="T141" style:parent-style-name="DefaultParagraphFont" style:family="text">
      <style:text-properties style:font-name="Arial" style:font-name-complex="Arial" fo:font-size="11pt" style:font-size-asian="11pt" style:font-size-complex="10pt" fo:language="en" fo:country="US"/>
    </style:style>
    <style:style style:name="P142" style:parent-style-name="Normal" style:family="paragraph">
      <style:paragraph-properties style:vertical-align="auto" fo:margin-top="0.0694in" fo:margin-bottom="0.0694in" fo:line-height="100%"/>
      <style:text-properties fo:hyphenate="true"/>
    </style:style>
    <style:style style:name="T143" style:parent-style-name="DefaultParagraphFont" style:family="text">
      <style:text-properties style:font-name="Arial" style:font-name-complex="Arial" fo:font-style="italic" style:font-style-asian="italic" style:font-style-complex="italic" style:font-size-complex="10pt" fo:language="en" fo:country="US"/>
    </style:style>
    <style:style style:name="T144" style:parent-style-name="apple-converted-space" style:family="text">
      <style:text-properties style:font-name="Arial" style:font-name-complex="Arial" style:font-size-complex="10pt" fo:language="en" fo:country="US"/>
    </style:style>
    <style:style style:name="T145" style:parent-style-name="DefaultParagraphFont" style:family="text">
      <style:text-properties style:font-name="Arial" style:font-name-complex="Arial" style:font-size-complex="10pt" fo:language="en" fo:country="US"/>
    </style:style>
    <style:style style:name="T146" style:parent-style-name="DefaultParagraphFont" style:family="text">
      <style:text-properties style:font-name="Arial" style:font-name-complex="Arial" style:font-size-complex="10pt"/>
    </style:style>
    <style:style style:name="P147" style:parent-style-name="Normal" style:family="paragraph">
      <style:paragraph-properties style:vertical-align="auto" fo:margin-top="0.0694in" fo:margin-bottom="0.0694in" fo:line-height="100%"/>
      <style:text-properties fo:hyphenate="true"/>
    </style:style>
    <style:style style:name="T148" style:parent-style-name="DefaultParagraphFont" style:family="text">
      <style:text-properties style:font-name="Arial" style:font-name-complex="Arial" fo:font-style="italic" style:font-style-asian="italic" style:font-style-complex="italic" style:font-size-complex="10pt" fo:language="en" fo:country="US"/>
    </style:style>
    <style:style style:name="T149" style:parent-style-name="apple-converted-space" style:family="text">
      <style:text-properties style:font-name="Arial" style:font-name-complex="Arial" style:font-size-complex="10pt" fo:language="en" fo:country="US"/>
    </style:style>
    <style:style style:name="T150" style:parent-style-name="DefaultParagraphFont" style:family="text">
      <style:text-properties style:font-name="Arial" style:font-name-complex="Arial" style:font-size-complex="10pt" fo:language="en" fo:country="US"/>
    </style:style>
    <style:style style:name="P151" style:parent-style-name="Normal" style:family="paragraph">
      <style:paragraph-properties style:vertical-align="auto" fo:margin-top="0.0694in" fo:margin-bottom="0.0694in" fo:line-height="100%"/>
      <style:text-properties fo:hyphenate="true"/>
    </style:style>
    <style:style style:name="T152" style:parent-style-name="DefaultParagraphFont" style:family="text">
      <style:text-properties style:font-name="Arial" style:font-name-complex="Arial" fo:font-style="italic" style:font-style-asian="italic" style:font-style-complex="italic" style:font-size-complex="10pt" fo:language="en" fo:country="US"/>
    </style:style>
    <style:style style:name="T153" style:parent-style-name="apple-converted-space" style:family="text">
      <style:text-properties style:font-name="Arial" style:font-name-complex="Arial" style:font-size-complex="10pt" fo:language="en" fo:country="US"/>
    </style:style>
    <style:style style:name="T154" style:parent-style-name="DefaultParagraphFont" style:family="text">
      <style:text-properties style:font-name="Arial" style:font-name-complex="Arial" style:font-size-complex="10pt" fo:language="en" fo:country="US"/>
    </style:style>
    <style:style style:name="T155" style:parent-style-name="apple-converted-space" style:family="text">
      <style:text-properties style:font-name="Arial" style:font-name-complex="Arial" style:font-size-complex="10pt" fo:language="en" fo:country="US"/>
    </style:style>
    <style:style style:name="T156" style:parent-style-name="Hyperlink" style:family="text">
      <style:text-properties style:font-name="Arial" style:font-name-complex="Arial" style:font-size-complex="10pt" fo:language="en" fo:country="US"/>
    </style:style>
    <style:style style:name="T157" style:parent-style-name="Hyperlink" style:family="text">
      <style:text-properties style:font-name="Arial" style:font-name-complex="Arial" style:font-size-complex="10pt" fo:language="en" fo:country="US"/>
    </style:style>
    <style:style style:name="T158" style:parent-style-name="Hyperlink" style:family="text">
      <style:text-properties style:font-name="Arial" style:font-name-complex="Arial" style:font-size-complex="10pt" fo:language="en" fo:country="US"/>
    </style:style>
    <style:style style:name="T159" style:parent-style-name="apple-converted-space" style:family="text">
      <style:text-properties style:font-name="Arial" style:font-name-complex="Arial" style:font-size-complex="10pt" fo:language="en" fo:country="US"/>
    </style:style>
    <style:style style:name="T160" style:parent-style-name="DefaultParagraphFont" style:family="text">
      <style:text-properties style:font-name="Arial" style:font-name-complex="Arial" style:font-size-complex="10pt" fo:language="en" fo:country="US"/>
    </style:style>
    <style:style style:name="T161" style:parent-style-name="DefaultParagraphFont" style:family="text">
      <style:text-properties style:font-name="Arial" style:font-name-complex="Arial" style:font-size-complex="10pt" fo:language="en" fo:country="US"/>
    </style:style>
    <style:style style:name="T162" style:parent-style-name="DefaultParagraphFont" style:family="text">
      <style:text-properties style:font-name="Arial" style:font-name-complex="Arial" style:font-size-complex="10pt" fo:language="en" fo:country="US"/>
    </style:style>
    <style:style style:name="P163" style:parent-style-name="Normal" style:family="paragraph">
      <style:paragraph-properties style:vertical-align="auto" fo:margin-top="0.0694in" fo:margin-bottom="0.0694in" fo:line-height="100%"/>
      <style:text-properties fo:hyphenate="true"/>
    </style:style>
    <style:style style:name="T164" style:parent-style-name="DefaultParagraphFont" style:family="text">
      <style:text-properties style:font-name="Arial" style:font-name-complex="Arial" fo:font-style="italic" style:font-style-asian="italic" style:font-style-complex="italic" style:font-size-complex="10pt" fo:language="en" fo:country="US"/>
    </style:style>
    <style:style style:name="T165" style:parent-style-name="apple-converted-space" style:family="text">
      <style:text-properties style:font-name="Arial" style:font-name-complex="Arial" style:font-size-complex="10pt" fo:language="en" fo:country="US"/>
    </style:style>
    <style:style style:name="T166" style:parent-style-name="DefaultParagraphFont" style:family="text">
      <style:text-properties style:font-name="Arial" style:font-name-complex="Arial" style:font-size-complex="10pt" fo:language="en" fo:country="US"/>
    </style:style>
    <style:style style:name="T167" style:parent-style-name="apple-converted-space" style:family="text">
      <style:text-properties style:font-name="Arial" style:font-name-complex="Arial" style:font-size-complex="10pt" fo:language="en" fo:country="US"/>
    </style:style>
    <style:style style:name="T168" style:parent-style-name="Hyperlink" style:family="text">
      <style:text-properties style:font-name="Arial" style:font-name-complex="Arial" style:font-size-complex="10pt" fo:language="en" fo:country="US"/>
    </style:style>
    <style:style style:name="T169" style:parent-style-name="apple-converted-space" style:family="text">
      <style:text-properties style:font-name="Arial" style:font-name-complex="Arial" style:font-size-complex="10pt" fo:language="en" fo:country="US"/>
    </style:style>
    <style:style style:name="T170" style:parent-style-name="DefaultParagraphFont" style:family="text">
      <style:text-properties style:font-name="Arial" style:font-name-complex="Arial" style:font-size-complex="10pt" fo:language="en" fo:country="US"/>
    </style:style>
    <style:style style:name="T171" style:parent-style-name="apple-converted-space" style:family="text">
      <style:text-properties style:font-name="Arial" style:font-name-complex="Arial" style:font-size-complex="10pt" fo:language="en" fo:country="US"/>
    </style:style>
    <style:style style:name="T172" style:parent-style-name="Hyperlink" style:family="text">
      <style:text-properties style:font-name="Arial" style:font-name-complex="Arial" style:font-size-complex="10pt" fo:language="en" fo:country="US"/>
    </style:style>
    <style:style style:name="T173" style:parent-style-name="Hyperlink" style:family="text">
      <style:text-properties style:font-name="Arial" style:font-name-complex="Arial" style:font-size-complex="10pt" fo:language="en" fo:country="US"/>
    </style:style>
    <style:style style:name="T174" style:parent-style-name="apple-converted-space" style:family="text">
      <style:text-properties style:font-name="Arial" style:font-name-complex="Arial" style:font-size-complex="10pt" fo:language="en" fo:country="US"/>
    </style:style>
    <style:style style:name="T175" style:parent-style-name="DefaultParagraphFont" style:family="text">
      <style:text-properties style:font-name="Arial" style:font-name-complex="Arial" style:font-size-complex="10pt" fo:language="en" fo:country="US"/>
    </style:style>
    <style:style style:name="P176" style:parent-style-name="Normal" style:family="paragraph">
      <style:paragraph-properties style:vertical-align="auto" fo:margin-top="0.0694in" fo:margin-bottom="0.0694in" fo:line-height="100%"/>
      <style:text-properties fo:hyphenate="true"/>
    </style:style>
    <style:style style:name="T177" style:parent-style-name="DefaultParagraphFont" style:family="text">
      <style:text-properties style:font-name="Arial" style:font-name-complex="Arial" fo:font-style="italic" style:font-style-asian="italic" style:font-style-complex="italic" style:font-size-complex="10pt" fo:language="en" fo:country="US"/>
    </style:style>
    <style:style style:name="T178" style:parent-style-name="apple-converted-space" style:family="text">
      <style:text-properties style:font-name="Arial" style:font-name-complex="Arial" style:font-size-complex="10pt" fo:language="en" fo:country="US"/>
    </style:style>
    <style:style style:name="T179" style:parent-style-name="DefaultParagraphFont" style:family="text">
      <style:text-properties style:font-name="Arial" style:font-name-complex="Arial" style:font-size-complex="10pt" fo:language="en" fo:country="US"/>
    </style:style>
    <style:style style:name="P180" style:parent-style-name="NormalWeb" style:family="paragraph">
      <style:text-properties style:font-name="Arial" style:font-name-complex="Arial" fo:font-size="11pt" style:font-size-asian="11pt" style:font-size-complex="10pt" fo:language="en" fo:country="US"/>
    </style:style>
    <style:style style:name="T181" style:parent-style-name="DefaultParagraphFont" style:family="text">
      <style:text-properties style:font-name="Arial" style:font-name-complex="Arial" fo:font-weight="bold" style:font-weight-asian="bold" style:font-weight-complex="bold" fo:font-size="11pt" style:font-size-asian="11pt" style:font-size-complex="10pt" fo:language="en" fo:country="US"/>
    </style:style>
    <style:style style:name="T182" style:parent-style-name="DefaultParagraphFont" style:family="text">
      <style:text-properties style:font-name="Arial" style:font-name-complex="Arial" fo:font-size="11pt" style:font-size-asian="11pt" style:font-size-complex="10pt" fo:language="en" fo:country="US"/>
    </style:style>
    <style:style style:name="T183" style:parent-style-name="apple-converted-space" style:family="text">
      <style:text-properties style:font-name="Arial" style:font-name-complex="Arial" fo:font-size="11pt" style:font-size-asian="11pt" style:font-size-complex="10pt" fo:language="en" fo:country="US"/>
    </style:style>
    <style:style style:name="T184" style:parent-style-name="DefaultParagraphFont" style:family="text">
      <style:text-properties style:font-name="Arial" style:font-name-complex="Arial" fo:font-weight="bold" style:font-weight-asian="bold" style:font-weight-complex="bold" fo:font-size="11pt" style:font-size-asian="11pt" style:font-size-complex="10pt" fo:language="en" fo:country="US"/>
    </style:style>
    <style:style style:name="T185" style:parent-style-name="DefaultParagraphFont" style:family="text">
      <style:text-properties style:font-name="Arial" style:font-name-complex="Arial" fo:font-size="11pt" style:font-size-asian="11pt" style:font-size-complex="10pt" fo:language="en" fo:country="US"/>
    </style:style>
    <style:style style:name="T186" style:parent-style-name="DefaultParagraphFont" style:family="text">
      <style:text-properties style:font-name="Arial" style:font-name-complex="Arial" fo:font-size="11pt" style:font-size-asian="11pt" style:font-size-complex="10pt" fo:language="en" fo:country="US"/>
    </style:style>
    <style:style style:name="T187" style:parent-style-name="apple-converted-space" style:family="text">
      <style:text-properties style:font-name="Arial" style:font-name-complex="Arial" fo:font-size="11pt" style:font-size-asian="11pt" style:font-size-complex="10pt" fo:language="en" fo:country="US"/>
    </style:style>
    <style:style style:name="T188" style:parent-style-name="DefaultParagraphFont" style:family="text">
      <style:text-properties style:font-name="Arial" style:font-name-complex="Arial" fo:font-weight="bold" style:font-weight-asian="bold" style:font-weight-complex="bold" fo:font-size="11pt" style:font-size-asian="11pt" style:font-size-complex="10pt" fo:language="en" fo:country="US"/>
    </style:style>
    <style:style style:name="T189" style:parent-style-name="DefaultParagraphFont" style:family="text">
      <style:text-properties style:font-name="Arial" style:font-name-complex="Arial" fo:font-size="11pt" style:font-size-asian="11pt" style:font-size-complex="10pt" fo:language="en" fo:country="US"/>
    </style:style>
    <style:style style:name="T190"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191" style:parent-style-name="DefaultParagraphFont" style:family="text">
      <style:text-properties style:font-name="Arial" style:font-name-complex="Arial" fo:font-size="11pt" style:font-size-asian="11pt" style:font-size-complex="10pt" fo:language="en" fo:country="US"/>
    </style:style>
    <style:style style:name="T192" style:parent-style-name="apple-converted-space" style:family="text">
      <style:text-properties style:font-name="Arial" style:font-name-complex="Arial" fo:font-size="11pt" style:font-size-asian="11pt" style:font-size-complex="10pt" fo:language="en" fo:country="US"/>
    </style:style>
    <style:style style:name="T193" style:parent-style-name="DefaultParagraphFont" style:family="text">
      <style:text-properties style:font-name="Arial" style:font-name-complex="Arial" fo:font-weight="bold" style:font-weight-asian="bold" style:font-weight-complex="bold" fo:font-size="11pt" style:font-size-asian="11pt" style:font-size-complex="10pt" fo:language="en" fo:country="US"/>
    </style:style>
    <style:style style:name="T194" style:parent-style-name="apple-converted-space" style:family="text">
      <style:text-properties style:font-name="Arial" style:font-name-complex="Arial" fo:font-size="11pt" style:font-size-asian="11pt" style:font-size-complex="10pt" fo:language="en" fo:country="US"/>
    </style:style>
    <style:style style:name="T195" style:parent-style-name="DefaultParagraphFont" style:family="text">
      <style:text-properties style:font-name="Arial" style:font-name-complex="Arial" fo:font-size="11pt" style:font-size-asian="11pt" style:font-size-complex="10pt" fo:language="en" fo:country="US"/>
    </style:style>
    <style:style style:name="T196" style:parent-style-name="DefaultParagraphFont" style:family="text">
      <style:text-properties style:font-name="Arial" style:font-name-complex="Arial" fo:font-size="11pt" style:font-size-asian="11pt" style:font-size-complex="10pt" fo:language="en" fo:country="US"/>
    </style:style>
    <style:style style:name="T197" style:parent-style-name="apple-converted-space" style:family="text">
      <style:text-properties style:font-name="Arial" style:font-name-complex="Arial" fo:font-size="11pt" style:font-size-asian="11pt" style:font-size-complex="10pt" fo:language="en" fo:country="US"/>
    </style:style>
    <style:style style:name="T198" style:parent-style-name="DefaultParagraphFont" style:family="text">
      <style:text-properties style:font-name="Arial" style:font-name-complex="Arial" fo:font-weight="bold" style:font-weight-asian="bold" style:font-weight-complex="bold" fo:font-size="11pt" style:font-size-asian="11pt" style:font-size-complex="10pt" fo:language="en" fo:country="US"/>
    </style:style>
    <style:style style:name="T199" style:parent-style-name="apple-converted-space" style:family="text">
      <style:text-properties style:font-name="Arial" style:font-name-complex="Arial" fo:font-size="11pt" style:font-size-asian="11pt" style:font-size-complex="10pt" fo:language="en" fo:country="US"/>
    </style:style>
    <style:style style:name="T200" style:parent-style-name="DefaultParagraphFont" style:family="text">
      <style:text-properties style:font-name="Arial" style:font-name-complex="Arial" fo:font-size="11pt" style:font-size-asian="11pt" style:font-size-complex="10pt" fo:language="en" fo:country="US"/>
    </style:style>
    <style:style style:name="T201" style:parent-style-name="DefaultParagraphFont" style:family="text">
      <style:text-properties style:font-name="Arial" style:font-name-complex="Arial" fo:font-size="11pt" style:font-size-asian="11pt" style:font-size-complex="10pt" fo:language="en" fo:country="US"/>
    </style:style>
    <style:style style:name="T202" style:parent-style-name="DefaultParagraphFont" style:family="text">
      <style:text-properties style:font-name="Arial" style:font-name-complex="Arial" fo:font-weight="bold" style:font-weight-asian="bold" style:font-weight-complex="bold" fo:font-size="11pt" style:font-size-asian="11pt" style:font-size-complex="10pt" fo:language="en" fo:country="US"/>
    </style:style>
    <style:style style:name="T203" style:parent-style-name="DefaultParagraphFont" style:family="text">
      <style:text-properties style:font-name="Arial" style:font-name-complex="Arial" fo:font-size="11pt" style:font-size-asian="11pt" style:font-size-complex="10pt" fo:language="en" fo:country="US"/>
    </style:style>
    <style:style style:name="T204" style:parent-style-name="apple-converted-space" style:family="text">
      <style:text-properties style:font-name="Arial" style:font-name-complex="Arial" fo:font-size="11pt" style:font-size-asian="11pt" style:font-size-complex="10pt" fo:language="en" fo:country="US"/>
    </style:style>
    <style:style style:name="T205" style:parent-style-name="DefaultParagraphFont" style:family="text">
      <style:text-properties style:font-name="Arial" style:font-name-complex="Arial" fo:font-weight="bold" style:font-weight-asian="bold" style:font-weight-complex="bold" fo:font-size="11pt" style:font-size-asian="11pt" style:font-size-complex="10pt" fo:language="en" fo:country="US"/>
    </style:style>
    <style:style style:name="T206" style:parent-style-name="apple-converted-space" style:family="text">
      <style:text-properties style:font-name="Arial" style:font-name-complex="Arial" fo:font-weight="bold" style:font-weight-asian="bold" style:font-weight-complex="bold" fo:font-size="11pt" style:font-size-asian="11pt" style:font-size-complex="10pt" fo:language="en" fo:country="US"/>
    </style:style>
    <style:style style:name="T207" style:parent-style-name="DefaultParagraphFont" style:family="text">
      <style:text-properties style:font-name="Arial" style:font-name-complex="Arial" fo:font-weight="bold" style:font-weight-asian="bold" style:font-weight-complex="bold" fo:font-style="italic" style:font-style-asian="italic" style:font-style-complex="italic" fo:font-size="11pt" style:font-size-asian="11pt" style:font-size-complex="10pt" fo:language="en" fo:country="US"/>
    </style:style>
    <style:style style:name="T208" style:parent-style-name="apple-converted-space" style:family="text">
      <style:text-properties style:font-name="Arial" style:font-name-complex="Arial" fo:font-weight="bold" style:font-weight-asian="bold" style:font-weight-complex="bold" fo:font-size="11pt" style:font-size-asian="11pt" style:font-size-complex="10pt" fo:language="en" fo:country="US"/>
    </style:style>
    <style:style style:name="T209" style:parent-style-name="DefaultParagraphFont" style:family="text">
      <style:text-properties style:font-name="Arial" style:font-name-complex="Arial" fo:font-weight="bold" style:font-weight-asian="bold" style:font-weight-complex="bold" fo:font-size="11pt" style:font-size-asian="11pt" style:font-size-complex="10pt" fo:language="en" fo:country="US"/>
    </style:style>
    <style:style style:name="T210" style:parent-style-name="apple-converted-space" style:family="text">
      <style:text-properties style:font-name="Arial" style:font-name-complex="Arial" fo:font-size="11pt" style:font-size-asian="11pt" style:font-size-complex="10pt" fo:language="en" fo:country="US"/>
    </style:style>
    <style:style style:name="T211" style:parent-style-name="DefaultParagraphFont" style:family="text">
      <style:text-properties style:font-name="Arial" style:font-name-complex="Arial" fo:font-size="11pt" style:font-size-asian="11pt" style:font-size-complex="10pt" fo:language="en" fo:country="US"/>
    </style:style>
    <style:style style:name="T212" style:parent-style-name="DefaultParagraphFont" style:family="text">
      <style:text-properties style:font-name="Arial" style:font-name-complex="Arial" fo:font-weight="bold" style:font-weight-asian="bold" style:font-weight-complex="bold" fo:font-size="11pt" style:font-size-asian="11pt" style:font-size-complex="10pt" fo:language="en" fo:country="US"/>
    </style:style>
    <style:style style:name="P213" style:parent-style-name="NormalWeb" style:family="paragraph">
      <style:text-properties style:font-name="Arial" style:font-name-complex="Arial" fo:font-size="11pt" style:font-size-asian="11pt" style:font-size-complex="10pt" fo:language="en" fo:country="US"/>
    </style:style>
    <style:style style:name="P214" style:parent-style-name="Normal" style:family="paragraph">
      <style:paragraph-properties fo:margin-top="0.0694in" fo:margin-bottom="0.0694in" style:line-height-at-least="0.2208in"/>
      <style:text-properties style:font-name="Arial" style:font-name-asian="Times New Roman" style:font-name-complex="Arial" fo:color="#000000" fo:language="en" fo:country="US" style:language-asian="sv" style:country-asian="SE"/>
    </style:style>
    <style:style style:name="P215" style:parent-style-name="Normal" style:family="paragraph">
      <style:paragraph-properties fo:margin-top="0.0694in" fo:margin-bottom="0.0694in" style:line-height-at-least="0.2208in"/>
    </style:style>
    <style:style style:name="T216" style:parent-style-name="DefaultParagraphFont" style:family="text">
      <style:text-properties style:font-name="Arial" style:font-name-asian="Times New Roman" style:font-name-complex="Arial" fo:color="#000000" fo:language="en" fo:country="US" style:language-asian="sv" style:country-asian="SE"/>
    </style:style>
  </office:automatic-styles>
  <office:body>
    <office:text text:use-soft-page-breaks="true">
      <text:p text:style-name="P1">Polyphasic sleep, a term coined by early 20th-century psychologist J.S. Szymanski,refers to the practice of sleeping multiple times in a 24-hour period—usually more than two, in<text:s/>contrast to biphasic sleep (twice per day) or monophasic sleep (once per day). It does not imply any particular sleep schedule. The circadian rhythm disorder known as irregular sleep-wake syndrome is an example of polyphasic sleep in humans. Polyphasic sleep is common in many animals, and is believed to be the ancestral sleep state.The term polyphasic sleep is also used by an online community that experiments with alternative sleeping schedules to achieve more time awake each day.</text:p>
      <text:p text:style-name="P2"/>
      <text:p text:style-name="P3">Some polyphasic sleepers<text:s/>on any of the above schedules like to supplement their sleep with “reboot” sleep – a long chunk of sleep every few weeks. This allows the sleeper to experience the third and fourth stages of sleep, which some believe is psychologically and/or physically beneficial.</text:p>
      <text:p text:style-name="P4"/>
      <text:p text:style-name="P5"/>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Name</text:p>
          </table:table-cell>
          <table:table-cell table:style-name="TableCell13">
            <text:p text:style-name="P14">Total sleeping time</text:p>
          </table:table-cell>
          <table:table-cell table:style-name="TableCell15">
            <text:p text:style-name="P16">Method</text:p>
          </table:table-cell>
        </table:table-row>
        <table:table-row table:style-name="TableRow17">
          <table:table-cell table:style-name="TableCell18">
            <text:p text:style-name="P19">Monophasic</text:p>
          </table:table-cell>
          <table:table-cell table:style-name="TableCell20">
            <text:p text:style-name="P21">≈8.0 h</text:p>
          </table:table-cell>
          <table:table-cell table:style-name="TableCell22">
            <text:p text:style-name="P23">8 hours major sleep episode.</text:p>
          </table:table-cell>
        </table:table-row>
        <table:table-row table:style-name="TableRow24">
          <table:table-cell table:style-name="TableCell25">
            <text:p text:style-name="P26">Biphasic</text:p>
          </table:table-cell>
          <table:table-cell table:style-name="TableCell27">
            <text:p text:style-name="P28">≈6.3 h</text:p>
          </table:table-cell>
          <table:table-cell table:style-name="TableCell29">
            <text:p text:style-name="P30"><text:span text:style-name="T31">6 hours major sleep episode and one 20 minute </text:span><text:span text:style-name="T32">power nap</text:span><text:span text:style-name="T33">.</text:span></text:p>
          </table:table-cell>
        </table:table-row>
        <table:table-row table:style-name="TableRow34">
          <table:table-cell table:style-name="TableCell35">
            <text:p text:style-name="P36">Biphasic (90-minute nap)</text:p>
          </table:table-cell>
          <table:table-cell table:style-name="TableCell37">
            <text:p text:style-name="P38">6 h</text:p>
          </table:table-cell>
          <table:table-cell table:style-name="TableCell39">
            <text:p text:style-name="P40">4.5 hours major sleep episode and one 90 minute nap.</text:p>
          </table:table-cell>
        </table:table-row>
        <table:table-row table:style-name="TableRow41">
          <table:table-cell table:style-name="TableCell42">
            <text:p text:style-name="P43">Everyman (with 2 naps)</text:p>
          </table:table-cell>
          <table:table-cell table:style-name="TableCell44">
            <text:p text:style-name="P45">5.2 h</text:p>
          </table:table-cell>
          <table:table-cell table:style-name="TableCell46">
            <text:p text:style-name="P47">4.5 hours major sleep episode and two 20-minute power naps.</text:p>
          </table:table-cell>
        </table:table-row>
        <table:table-row table:style-name="TableRow48">
          <table:table-cell table:style-name="TableCell49">
            <text:p text:style-name="P50">Everyman (with 3 naps)</text:p>
          </table:table-cell>
          <table:table-cell table:style-name="TableCell51">
            <text:p text:style-name="P52">4 h</text:p>
          </table:table-cell>
          <table:table-cell table:style-name="TableCell53">
            <text:p text:style-name="P54">3 hours major sleep episode and three 20-minute power naps.</text:p>
          </table:table-cell>
        </table:table-row>
        <table:table-row table:style-name="TableRow55">
          <table:table-cell table:style-name="TableCell56">
            <text:p text:style-name="P57">Everyman (with 4 - 5 naps)</text:p>
          </table:table-cell>
          <table:table-cell table:style-name="TableCell58">
            <text:p text:style-name="P59">≈3 h</text:p>
          </table:table-cell>
          <table:table-cell table:style-name="TableCell60">
            <text:p text:style-name="P61">1.5 hours major sleep episode and four to five<text:s/>twenty-minute power naps.</text:p>
          </table:table-cell>
        </table:table-row>
        <table:table-row table:style-name="TableRow62">
          <table:table-cell table:style-name="TableCell63">
            <text:p text:style-name="P64"><text:a office:title="Dymaxion" xlink:href="http://en.wikipedia.org/wiki/Dymaxion" office:target-frame-name="_top" xlink:show="replace"><text:span text:style-name="T65">Dymaxion</text:span></text:a></text:p>
          </table:table-cell>
          <table:table-cell table:style-name="TableCell66">
            <text:p text:style-name="P67">2 h</text:p>
          </table:table-cell>
          <table:table-cell table:style-name="TableCell68">
            <text:p text:style-name="P69">Four 30-minute naps (every 6 hours).</text:p>
          </table:table-cell>
        </table:table-row>
        <text:soft-page-break/>
        <table:table-row table:style-name="TableRow70">
          <table:table-cell table:style-name="TableCell71">
            <text:p text:style-name="P72"><text:span text:style-name="T73">Uberman (from German '</text:span><text:span text:style-name="T74">Übermensch</text:span><text:span text:style-name="T75">')</text:span></text:p>
          </table:table-cell>
          <table:table-cell table:style-name="TableCell76">
            <text:p text:style-name="P77">2 h</text:p>
          </table:table-cell>
          <table:table-cell table:style-name="TableCell78">
            <text:p text:style-name="P79">Six 20-minute naps (every 4 hours).</text:p>
          </table:table-cell>
        </table:table-row>
      </table:table>
      <text:p text:style-name="P80"/>
      <text:p text:style-name="P81"/>
      <text:h text:style-name="P82" text:outline-level="2"><text:span text:style-name="T83">Monophasic sleep</text:span></text:h>
      <text:p text:style-name="P84">Normal sleep<text:s/>with one sleep period per day.</text:p>
      <text:h text:style-name="P85" text:outline-level="2"/>
      <text:h text:style-name="P86" text:outline-level="2"><text:span text:style-name="T87">Biphasic sleep</text:span></text:h>
      <text:p text:style-name="P88">It has recently been theorised that, before the advent of electric lighting in Europe, sleepers awoke from their "first" sleep for an hour or more during the night, before returning to their "second" sleep.<text:s/></text:p>
      <text:p text:style-name="P89">One study suggests that during periods of short daylight (~10 hours, as in winter), humans will adopt a biphasic sleep pattern. Another study indicates that this will happen whenever humans are removed from artificial light.</text:p>
      <text:p text:style-name="P90"><text:span text:style-name="T91">Cultures where one sleeps at</text:span><text:span text:style-name="T92"> </text:span><text:span text:style-name="T93">sie</text:span><text:span text:style-name="T94">sta</text:span><text:span text:style-name="T95"> </text:span><text:span text:style-name="T96">time practice bi-phasic sleep.</text:span></text:p>
      <text:p text:style-name="P97"/>
      <text:h text:style-name="P98" text:outline-level="2"><text:span text:style-name="T99">Everyman</text:span></text:h>
      <text:p text:style-name="P100">This schedule is often considered to be less “extreme” than other forms of polyphasic sleep, as it contains a “core sleep” of a few hours, usually in the early morning, as well as short naps during the day. In reality this system may be more physically difficult to adjust to, as the core sleep will delay the sleep deprivation which triggers the brain to adapt to instantaneous REM sleep upon falling asleep. However, the system may be easier to adjust to psychologically than other sleep schedules, as the core sleep provides a sense of delineation between one day and the next.</text:p>
      <text:p text:style-name="P101">Everyman sleep is more freeform in structure than other polyphasic sleep schedules; sleepers nap whenever they feel tired rather than at set points throughout the day.</text:p>
      <text:p text:style-name="P102">Polyphasic sleeper PureDoxyk notes that not every combination of core sleep and naps works – too short, a core sleep is only as effective as a regular 20-minute nap, while too long a core sleep makes the sleeping schedule more similar to siesta sleeping than true polyphasic sleep.</text:p>
      <text:p text:style-name="P103"/>
      <text:h text:style-name="P104" text:outline-level="2"><text:span text:style-name="T105">Dymaxion</text:span></text:h>
      <text:p text:style-name="P106"><text:span text:style-name="T107">This sleeping schedule takes its name from Buckminster Fuller’s invention brand name (a portmanteau of “dynamic maximum tension”). Fuller came up with his polyphasic sleeping system after observ</text:span><text:span text:style-name="T108">ing the sleep habits of animals. His original aim was to sleep as soon as felt tired, whenever he felt tired: this turned out to be approximately every six hours, resulting in an equitetraphasic sleep schedule. Those who attempt dymaxion sleep today tend t</text:span><text:span text:style-name="T109">o follow the “30-minute naps four times a day” rule quite rigidly, which is not altogether in the spirit of Fuller.<text:s/></text:span><text:span text:style-name="T110">The dymaxion schedule involves fewer naps than all other polyphasic schedules, but the same amount of total sleep time as the Uberman schedu</text:span><text:span text:style-name="T111">le if the latter uses 20-minute naps.</text:span><text:span text:style-name="T112"><text:line-break/></text:span></text:p>
      <text:h text:style-name="P113" text:outline-level="2"><text:span text:style-name="T114">Uberman</text:span></text:h>
      <text:p text:style-name="P115">Uberman sleepers nap for approximately 20 minutes six times a day (every four hours). This method was successfully adopted by bloggers Steve Pavlina and PureDoxyk – the latter coined the terms “Uberman” and<text:s/>“Everyman” for two of the popular sleeping schedules. Some Uberman sleepers nap for 25 or even 30 minutes instead of the regular 20.</text:p>
      <text:p text:style-name="P116"/>
      <text:p text:style-name="NormalWeb"><text:span text:style-name="T117">Background</text:span></text:p>
      <text:p text:style-name="NormalWeb"><text:span text:style-name="T118">The Uberman sleep schedule is a method of organizing your sleeping time to maximize your REM sleep and minimize your non-REM sleep. The goal of the sleep cycle is that you are actively in REM sleep within a couple of minutes of falling asleep and remain in that state until you awaken. I originally read about the schedule on</text:span><text:span text:style-name="T119"> </text:span><text:a xlink:href="http://www.everything2.com/index.pl?node_id=892542&amp;lastnode_id=124" office:target-frame-name="_top" xlink:show="replace"><text:span text:style-name="T120">everything2</text:span></text:a><text:span text:style-name="T121">.</text:span></text:p>
      <text:p text:style-name="NormalWeb"><text:span text:style-name="T122">In essence, someone utilizing the Uberman sleep schedule is actively modifying their sleeping habits so that they can immediately jump from waking to a few minutes worth of stage 1 sleep straight to stage 5 REM sleep, as described in this</text:span><text:span text:style-name="T123"> </text:span><text:a xlink:href="http://www.sleepdisorderchannel.net/stages/" office:target-frame-name="_top" xlink:show="replace"><text:span text:style-name="T124">discussion of sleep stages</text:span></text:a><text:span text:style-name="T125">.</text:span></text:p>
      <text:p text:style-name="P126">It is important to note that there are no studies as to the long-term physical or physiological impact of this sleep cycle. I really don't know if this cycle is causing long-term damage to myself or not, and if this concerns you, I wouldn't attempt the cycle. However, the benefits are fantastic.</text:p>
      <text:p text:style-name="NormalWeb"><text:span text:style-name="T127">The Uberman's Sleep Schedule</text:span></text:p>
      <text:p text:style-name="NormalWeb"><text:span text:style-name="T128">Sleeping Hours</text:span><text:span text:style-name="T129"><text:line-break/>The Uberman's sleep schedule revolves around forcing yourself to rely on six twenty to thirty minute naps spread throughout the day for your daily dose of sleep. I stuck to thirty minute naps, currently having them starting roughly at 2 AM, 6 AM, 10 AM, 2 PM, 6 PM, and 10 PM every day.</text:span></text:p>
      <text:p text:style-name="NormalWeb"><text:span text:style-name="T130">How &amp; Why It Works</text:span><text:span text:style-name="T131"><text:line-break/>Over the course of a normal eight hour sleeping period, your body moves through a continuous cycle of</text:span><text:span text:style-name="T132"> </text:span><text:a xlink:href="http://www.sleepdisorderchannel.net/stages/" office:target-frame-name="_top" xlink:show="replace"><text:span text:style-name="T133">five distinct sleep stages</text:span></text:a><text:span text:style-name="T134">. Of these,</text:span><text:span text:style-name="T135"> </text:span><text:a xlink:href="http://www.sfn.org/content/Publications/BrainBriefings/rem_sleep.html" office:target-frame-name="_top" xlink:show="replace"><text:span text:style-name="T136">stage 5 REM sleep</text:span></text:a><text:span text:style-name="T137"> </text:span><text:span text:style-name="T138">has been found to be the part of the cycle that provides the benefits of sleep for your mind.</text:span></text:p>
      <text:p text:style-name="P139">Essentially, the trick of the Uberman's sleep schedule is to trick your mind into entering REM sleep as soon as you drift into a sleeplike state. Unfortunately, the only real way to do this is through sleep deprivation of sorts.</text:p>
      <text:soft-page-break/>
      <text:p text:style-name="NormalWeb"><text:span text:style-name="T140">Adjusting To This Schedule</text:span><text:span text:style-name="T141"><text:line-break/>Adjusting to this schedule (as you might imagine) will make you feel like you've put your body and mind through a blender for a few weeks. Here are some general tips for adjusting that I found to be greatly helpful.</text:span></text:p>
      <text:list text:style-name="LFO1" text:continue-numbering="true">
        <text:list-item>
          <text:p text:style-name="P142"><text:span text:style-name="T143">Do the adjustment when you are in complete control of your schedule.</text:span><text:span text:style-name="T144"> </text:span><text:span text:style-name="T145">I converted to the cycle during a three week vacation; it would have been impossible to get through a normal work day while adjusting to this cycle.<text:s/></text:span><text:span text:style-name="T146">I was by and large a zombie.</text:span></text:p>
        </text:list-item>
        <text:list-item>
          <text:p text:style-name="P147"><text:span text:style-name="T148">Find a large project to work on while adjusting.</text:span><text:span text:style-name="T149"> </text:span><text:span text:style-name="T150">If you don't keep busy, you will revert to a normal sleep cycle. In my first failed attempt at switching (on vacation more than two years ago), I didn't have an ongoing project to keep me focused.</text:span></text:p>
        </text:list-item>
        <text:list-item>
          <text:p text:style-name="P151"><text:span text:style-name="T152">Use physiological "tricks" to teach your body the cycle.</text:span><text:span text:style-name="T153"> </text:span><text:span text:style-name="T154">I found that using a</text:span><text:span text:style-name="T155"> </text:span><text:a xlink:href="http://www.pi-square.com/optheory.html" office:target-frame-name="_top" xlink:show="replace"><text:span text:style-name="T156">dawn si</text:span><text:span text:style-name="T157">m</text:span><text:span text:style-name="T158">ulation</text:span></text:a><text:span text:style-name="T159"> </text:span><text:span text:style-name="T160">trick worked nicely. Every time I went to lay down, I set my monitor to wait thi</text:span><text:span text:style-name="T161">r</text:span><text:span text:style-name="T162">ty-two minutes, then begin running a program that had a strobe effect along with some excessively loud music. I also used two alarm clocks, and during the day I would adjust my blinds such that the sun would start shining in my face roughly a half an hour later. These would force me to become somewhat conscious for a while, which was all I needed to keep going.</text:span></text:p>
        </text:list-item>
        <text:list-item>
          <text:p text:style-name="P163"><text:span text:style-name="T164">Days 3 to 10 are the hardest and least productive.</text:span><text:span text:style-name="T165"> </text:span><text:span text:style-name="T166">I spent the adjustment period working on two projects, one involving programming and another involving writing. At the start of day three, I stored a backup of these projects because I knew that my thought processes were starting to become nonsensical and bizarre. For the next week, I continued to "work" on the projects, but utterly failed to make any sensible progress (interestingly enough, the fiction I wrote in this period was entertaining in a</text:span><text:span text:style-name="T167"> </text:span><text:a xlink:href="http://w3.ham.muohio.edu/~krafftjm/pynchon.html" office:target-frame-name="_top" xlink:show="replace"><text:span text:style-name="T168">Thomas Pynchon</text:span></text:a><text:span text:style-name="T169"> </text:span><text:span text:style-name="T170">meets</text:span><text:span text:style-name="T171"> </text:span><text:a xlink:href="http://www.joerenzetti.com/tec/" office:target-frame-name="_top" xlink:show="replace"><text:span text:style-name="T172">The Electric C</text:span><text:span text:style-name="T173">ompany</text:span></text:a><text:span text:style-name="T174"> </text:span><text:span text:style-name="T175">kind of way). Don't expect to be hugely useful during the actual forced adjustment to compressed REM sleep.</text:span></text:p>
        </text:list-item>
        <text:list-item>
          <text:p text:style-name="P176"><text:span text:style-name="T177">Convert to a more nutritious diet.</text:span><text:span text:style-name="T178"> </text:span><text:span text:style-name="T179">I've found that drinking a great deal of orange and apple juice makes the Uberman schedule easier to follow, as does eating plenty of vegetables and avoiding fatty foods like the plague.</text:span></text:p>
        </text:list-item>
      </text:list>
      <text:p text:style-name="P180">You will discover that after day ten or so, you will automatically begin waking after about thirty minutes. Quite often, I find that when a dream ends, I just awaken automatically. Although I still use an alarm clock, I now do my 10 AM, 2 PM, and sometimes 6 PM naps at work on my breaks without an alarm and have no problem waking up from them, feeling utterly refreshed.</text:p>
      <text:p text:style-name="NormalWeb"><text:span text:style-name="T181">Benefits</text:span></text:p>
      <text:p text:style-name="NormalWeb"><text:span text:style-name="T182">The obvious first benefit is</text:span><text:span text:style-name="T183"> </text:span><text:span text:style-name="T184">more free time</text:span><text:span text:style-name="T185">. I currently clock in between two hours and fifty minutes and three hours and ten minutes of sleep per twenty four hour period. Compared to my previous sleep cycles (roughly nine hours a night), I have an incredible amount of time to do things that I wished I had time to do before I switched.</text:span></text:p>
      <text:p text:style-name="NormalWeb"><text:span text:style-name="T186">Although the first benefit is pretty much the only reason you need, I also found that switching to this cycle</text:span><text:span text:style-name="T187"> </text:span><text:span text:style-name="T188">makes me feel generally healthier</text:span><text:span text:style-name="T189">. As I noted, I started off this "experiment" by switching to a more healthy diet rich in fruits and vegetables. After my body finally adjusted to the quick batches of REM (about day eight or nine), I began to feel truly GREAT! I actually feel more energetic at this point than I did before this started.</text:span></text:p>
      <text:p text:style-name="NormalWeb"><text:span text:style-name="T190">Drawbacks</text:span></text:p>
      <text:p text:style-name="NormalWeb"><text:span text:style-name="T191">One drawback is that</text:span><text:span text:style-name="T192"> </text:span><text:span text:style-name="T193">I hit a wall</text:span><text:span text:style-name="T194"> </text:span><text:span text:style-name="T195">if I stay up for more than about five hours without a twenty to thirty minute nap. My concentration and energy seem to vanish in a matter of minutes and I absolutely have to go take a nap. This can create some problems in social situations, but one can somewhat shuffle the naps around to adjust for this.</text:span></text:p>
      <text:p text:style-name="NormalWeb"><text:span text:style-name="T196">Another drawback is that my</text:span><text:span text:style-name="T197"> </text:span><text:span text:style-name="T198">appetite is substantially larger</text:span><text:span text:style-name="T199"> </text:span><text:span text:style-name="T200">and I will often crave strange things that I don't recall craving in the past. One great example of this is grape juice; I now<text:s/></text:span><text:soft-page-break/><text:span text:style-name="T201">drink this regularly, but before I switched I don't recall ever wanting it. My speculation is that my body isn't producing enough of some chemical that it would normally produce in stages 3 and 4 deep sleep.</text:span></text:p>
      <text:p text:style-name="NormalWeb"><text:span text:style-name="T202">Other Effects</text:span></text:p>
      <text:p text:style-name="NormalWeb"><text:span text:style-name="T203">One particularly noteworthy effect (I consider it a benefit, but others might consider it a drawback) is that all of my</text:span><text:span text:style-name="T204"> </text:span><text:span text:style-name="T205">dreams are</text:span><text:span text:style-name="T206"> </text:span><text:span text:style-name="T207">very</text:span><text:span text:style-name="T208"> </text:span><text:span text:style-name="T209">intense</text:span><text:span text:style-name="T210"> </text:span><text:span text:style-name="T211">and I find myself remembering them as well, down to minute details. Personally, I don't have any difficulties handling the imagery that my dreams produce, but many people have difficulties with their dreams in a normal sleep schedule - if that is the case, Uberman is simply not for you.</text:span></text:p>
      <text:p text:style-name="NormalWeb"><text:span text:style-name="T212">Conclusion</text:span></text:p>
      <text:p text:style-name="P213">Uberman's sleep schedule is a potentially dangerous way to increase your waking hours. Although I found success with it to this point, there still may be physical and psychological dangers that I have not yet met, and there may be grave difficulties for others attempting the cycle.</text:p>
      <text:p text:style-name="P214"/>
      <text:p text:style-name="P215"><text:span text:style-name="T216"><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sv" style:country-asian="SE"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sv" style:country-asian="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sv" style:country-asian="S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editsection" style:display-name="editsection" style:family="text" style:parent-style-name="DefaultParagraphFont"/>
    <style:style style:name="mw-headline" style:display-name="mw-headline"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g_ad_topspacer_text" style:display-name="g_ad_topspacer_text" style:family="text" style:parent-style-name="DefaultParagraphFont"/>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zer</meta:initial-creator>
    <dc:creator>Johannes</dc:creator>
    <meta:creation-date>2012-05-02T13:20:00Z</meta:creation-date>
    <dc:date>2012-05-18T09:27:00Z</dc:date>
    <meta:template xlink:href="Normal" xlink:type="simple"/>
    <meta:editing-cycles>3</meta:editing-cycles>
    <meta:editing-duration>PT60S</meta:editing-duration>
    <meta:document-statistic meta:page-count="6" meta:paragraph-count="22" meta:word-count="1702" meta:character-count="11386" meta:row-count="80" meta:non-whitespace-character-count="9706"/>
  </office:meta>
</office:document-meta>
</file>